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74b0" officeooo:paragraph-rsid="000474b0"/>
    </style:style>
    <style:style style:name="P2" style:family="paragraph" style:parent-style-name="Standard">
      <style:text-properties officeooo:rsid="0001d114" officeooo:paragraph-rsid="000474b0"/>
    </style:style>
    <style:style style:name="P3" style:family="paragraph" style:parent-style-name="Standard">
      <style:text-properties officeooo:rsid="000474b0" officeooo:paragraph-rsid="000474b0"/>
    </style:style>
    <style:style style:name="P4" style:family="paragraph" style:parent-style-name="Standard" style:list-style-name="L1">
      <style:text-properties officeooo:rsid="0001d114" officeooo:paragraph-rsid="000474b0"/>
    </style:style>
    <style:style style:name="P5" style:family="paragraph" style:parent-style-name="Standard" style:list-style-name="L2">
      <style:text-properties officeooo:rsid="000474b0" officeooo:paragraph-rsid="000474b0"/>
    </style:style>
    <style:style style:name="P6" style:family="paragraph" style:parent-style-name="Standard" style:list-style-name="L1">
      <style:text-properties officeooo:rsid="00051024" officeooo:paragraph-rsid="000510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Java2</text:p>
      <text:p text:style-name="P2"/>
      <text:p text:style-name="P2">Mitglieder:</text:p>
      <text:list xml:id="list8124251369039258072" text:style-name="L1">
        <text:list-item>
          <text:p text:style-name="P4">Sascha Knapp (Teamleiter)</text:p>
        </text:list-item>
        <text:list-item>
          <text:p text:style-name="P4">Paul Söldner</text:p>
        </text:list-item>
        <text:list-item>
          <text:p text:style-name="P4">Dirk Jüptner</text:p>
        </text:list-item>
        <text:list-item>
          <text:p text:style-name="P4">(Maik Pohl, bis Ende Januar)</text:p>
        </text:list-item>
        <text:list-item>
          <text:p text:style-name="P6">Kai Liu</text:p>
        </text:list-item>
      </text:list>
      <text:p text:style-name="P2"/>
      <text:p text:style-name="P3">Anwesend: Paul und Sascha</text:p>
      <text:p text:style-name="P3"/>
      <text:p text:style-name="P3"/>
      <text:p text:style-name="P3">Heute hat Paul GUI und Ein- und Ausgabe implementiert. </text:p>
      <text:p text:style-name="P3"/>
      <text:p text:style-name="P3">Sascha hat Regression implementiert.</text:p>
      <text:p text:style-name="P3"/>
      <text:p text:style-name="P3">Regression und Ein- und Ausgabe wurden zusammengefügt und mit Testdaten getestet.</text:p>
      <text:p text:style-name="P3"/>
      <text:p text:style-name="P3">Nächste TODOs: </text:p>
      <text:list xml:id="list7392307366147288279" text:style-name="L2">
        <text:list-item>
          <text:p text:style-name="P5">GUI und Rest zusammenführen</text:p>
          <text:list>
            <text:list-item>
              <text:p text:style-name="P5">GUI noch nicht fertig</text:p>
            </text:list-item>
          </text:list>
        </text:list-item>
        <text:list-item>
          <text:p text:style-name="P5">Flächenberechnung</text:p>
        </text:list-item>
      </text:list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74b0" officeooo:paragraph-rsid="000474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tokoll Mittwoch 25. Januar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4:43:07.495515738</meta:creation-date>
    <dc:date>2017-01-26T12:03:28.217034480</dc:date>
    <meta:editing-duration>PT6M3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69" meta:character-count="427" meta:non-whitespace-character-count="379"/>
  </office:meta>
</office:document-meta>
</file>